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office:value-type="string" calcext:value-type="string">
            <text:p>InfoEn</text:p>
          </table:table-cell>
          <table:table-cell office:value-type="string" calcext:value-type="string">
            <text:p>InfoH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office:value-type="string" calcext:value-type="string">
            <text:p>Watermelon.</text:p>
          </table:table-cell>
          <table:table-cell office:value-type="string" calcext:value-type="string">
            <text:p>אבטיח.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21:03:37.855641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4-12-06T21:04:03.893926196</dc:date>
    <dc:creator>me </dc:creator>
    <meta:editing-duration>P3DT23H3M54S</meta:editing-duration>
    <meta:editing-cycles>169</meta:editing-cycles>
    <meta:generator>LibreOffice/4.2.7.2$Linux_X86_64 LibreOffice_project/420m0$Build-2</meta:generator>
    <meta:document-statistic meta:table-count="1" meta:cell-count="2830" meta:object-count="0"/>
  </office:meta>
</office:document-meta>
</file>